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color="#bf5f3f" style:font-name="Courier New" fo:font-size="10pt" fo:language="en" fo:country="US"/>
    </style:style>
    <style:style style:name="P2" style:family="paragraph" style:parent-style-name="Text_20_body">
      <style:paragraph-properties fo:line-height="115%"/>
      <style:text-properties fo:color="#bf5f3f" style:font-name="Courier New" fo:font-size="10pt"/>
    </style:style>
    <style:style style:name="P3" style:family="paragraph" style:parent-style-name="Text_20_body">
      <style:paragraph-properties fo:line-height="115%"/>
      <style:text-properties fo:color="#bf5f3f"/>
    </style:style>
    <style:style style:name="P4" style:family="paragraph" style:parent-style-name="Text_20_body">
      <style:paragraph-properties fo:line-height="115%"/>
      <style:text-properties fo:color="#008080" style:font-name="Courier New" fo:font-size="10pt" fo:language="en" fo:country="US"/>
    </style:style>
    <style:style style:name="P5" style:family="paragraph" style:parent-style-name="Text_20_body">
      <style:paragraph-properties fo:margin-top="0cm" fo:margin-bottom="0cm"/>
      <style:text-properties fo:color="#008080"/>
    </style:style>
    <style:style style:name="P6" style:family="paragraph" style:parent-style-name="Text_20_body">
      <style:paragraph-properties fo:margin-top="0cm" fo:margin-bottom="0cm"/>
      <style:text-properties style:font-name="Courier New" fo:font-size="10pt" fo:language="en" fo:country="US"/>
    </style:style>
    <style:style style:name="P7" style:family="paragraph" style:parent-style-name="Text_20_body">
      <style:paragraph-properties fo:margin-top="0cm" fo:margin-bottom="0cm" fo:padding="0.049cm" fo:border="0.035cm solid #000000"/>
    </style:style>
    <style:style style:name="P8" style:family="paragraph" style:parent-style-name="Text_20_body">
      <style:paragraph-properties fo:margin-top="0cm" fo:margin-bottom="0cm" fo:padding="0.049cm" fo:border="0.035cm solid #000000"/>
      <style:text-properties fo:color="#000000"/>
    </style:style>
    <style:style style:name="P9" style:family="paragraph" style:parent-style-name="Text_20_body">
      <style:paragraph-properties fo:margin-top="0cm" fo:margin-bottom="0cm" fo:padding="0.049cm" fo:border="0.035cm solid #000000"/>
      <style:text-properties fo:color="#000000" style:font-name="Courier New" fo:font-size="14pt"/>
    </style:style>
    <style:style style:name="P10" style:family="paragraph" style:parent-style-name="Text_20_body">
      <style:paragraph-properties fo:line-height="115%" fo:padding="0cm" fo:border="none"/>
    </style:style>
    <style:style style:name="T1" style:family="text">
      <style:text-properties fo:color="#7f0055" style:font-name="Courier New" fo:font-size="14pt" fo:language="en" fo:country="US" fo:font-weight="bold"/>
    </style:style>
    <style:style style:name="T2" style:family="text">
      <style:text-properties style:font-name="Courier New" fo:font-size="14pt"/>
    </style:style>
    <style:style style:name="T3" style:family="text">
      <style:text-properties style:font-name="Courier New" fo:font-size="10pt"/>
    </style:style>
    <style:style style:name="T4" style:family="text">
      <style:text-properties style:font-name="Courier New" fo:font-size="10pt" fo:language="en" fo:country="US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14pt"/>
    </style:style>
    <style:style style:name="T7" style:family="text">
      <style:text-properties fo:color="#000000" style:font-name="Courier New" fo:font-size="14pt" fo:language="en" fo:country="US"/>
    </style:style>
    <style:style style:name="T8" style:family="text">
      <style:text-properties fo:color="#000000" style:font-name="Courier New" fo:font-size="10pt"/>
    </style:style>
    <style:style style:name="T9" style:family="text">
      <style:text-properties fo:color="#000000" style:font-name="Courier New" fo:font-size="10pt" fo:language="en" fo:country="US"/>
    </style:style>
    <style:style style:name="T10" style:family="text">
      <style:text-properties fo:color="#0000c0" style:font-name="Courier New" fo:font-size="14pt"/>
    </style:style>
    <style:style style:name="T11" style:family="text">
      <style:text-properties fo:color="#0000c0" style:font-name="Courier New" fo:font-size="14pt" fo:language="en" fo:country="US"/>
    </style:style>
    <style:style style:name="T12" style:family="text">
      <style:text-properties fo:color="#bf5f3f" style:font-name="Courier New" fo:font-size="10pt"/>
    </style:style>
    <style:style style:name="T13" style:family="text">
      <style:text-properties fo:color="#bf5f3f" style:font-name="Courier New" fo:font-size="10pt" fo:language="en" fo:country="US"/>
    </style:style>
    <style:style style:name="T14" style:family="text">
      <style:text-properties fo:color="#3f7f7f" style:font-name="Courier New" fo:font-size="10pt"/>
    </style:style>
    <style:style style:name="T15" style:family="text">
      <style:text-properties fo:color="#3f7f7f" style:font-name="Courier New" fo:font-size="10pt" fo:language="en" fo:country="US"/>
    </style:style>
    <style:style style:name="T16" style:family="text">
      <style:text-properties fo:color="#7f007f" style:font-name="Courier New" fo:font-size="10pt"/>
    </style:style>
    <style:style style:name="T17" style:family="text">
      <style:text-properties fo:color="#7f007f" style:font-name="Courier New" fo:font-size="10pt" fo:language="en" fo:country="US"/>
    </style:style>
    <style:style style:name="T18" style:family="text">
      <style:text-properties fo:color="#2a00ff"/>
    </style:style>
    <style:style style:name="T19" style:family="text">
      <style:text-properties fo:color="#2a00ff" style:font-name="Courier New" fo:font-size="10pt"/>
    </style:style>
    <style:style style:name="T20" style:family="text">
      <style:text-properties fo:color="#2a00ff" style:font-name="Courier New" fo:font-size="10pt" fo:language="en" fo:country="US"/>
    </style:style>
    <style:style style:name="T21" style:family="text">
      <style:text-properties fo:color="#008080" style:font-name="Courier New" fo:font-size="10pt"/>
    </style:style>
    <style:style style:name="T22" style:family="text">
      <style:text-properties fo:color="#008080" style:font-name="Courier New" fo:font-size="10pt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Name: aula14</text:p>
      <text:p text:style-name="P1">Exemplo.java</text:p>
      <text:p text:style-name="P7"><text:span text:style-name="T1">package</text:span><text:span text:style-name="T5"> </text:span><text:span text:style-name="T7">aulajsf;</text:span></text:p>
      <text:p text:style-name="P7"><text:span text:style-name="T1">import</text:span><text:span text:style-name="T5"> </text:span><text:span text:style-name="T7">javax.faces.event.ActionEvent;</text:span></text:p>
      <text:p text:style-name="P7"><text:span text:style-name="T1">public</text:span><text:span text:style-name="T5"> </text:span><text:span text:style-name="T1">class</text:span><text:span text:style-name="T5"> </text:span><text:span text:style-name="T7">Exemplo {</text:span></text:p>
      <text:p text:style-name="P7"><text:span text:style-name="T5">    </text:span><text:span text:style-name="T1">private</text:span><text:span text:style-name="T5"> </text:span><text:span text:style-name="T1">int</text:span><text:span text:style-name="T5"> </text:span><text:span text:style-name="T11">numero1</text:span><text:span text:style-name="T7">;</text:span></text:p>
      <text:p text:style-name="P7"><text:span text:style-name="T5">    </text:span><text:span text:style-name="T1">private</text:span><text:span text:style-name="T5"> </text:span><text:span text:style-name="T1">int</text:span><text:span text:style-name="T5"> </text:span><text:span text:style-name="T11">numero2</text:span><text:span text:style-name="T7">;</text:span></text:p>
      <text:p text:style-name="P7"><text:span text:style-name="T5">    </text:span><text:span text:style-name="T1">private</text:span><text:span text:style-name="T5"> </text:span><text:span text:style-name="T1">int</text:span><text:span text:style-name="T5"> </text:span><text:span text:style-name="T11">soma</text:span><text:span text:style-name="T7">;</text:span></text:p>
      <text:p text:style-name="P7"><text:span text:style-name="T5">    </text:span><text:span text:style-name="T1">public</text:span><text:span text:style-name="T5"> </text:span><text:span text:style-name="T1">void</text:span><text:span text:style-name="T5"> </text:span><text:span text:style-name="T7">somar(ActionEvent evento){</text:span></text:p>
      <text:p text:style-name="P7"><text:span text:style-name="T5">         </text:span><text:span text:style-name="T10">soma</text:span><text:span text:style-name="T5"> </text:span><text:span text:style-name="T6">= </text:span><text:span text:style-name="T10">numero1</text:span><text:span text:style-name="T5"> </text:span><text:span text:style-name="T6">+ </text:span><text:span text:style-name="T10">numero2</text:span><text:span text:style-name="T6">;</text:span></text:p>
      <text:p text:style-name="P8">    <text:span text:style-name="T2">}</text:span></text:p>
      <text:p text:style-name="P8">    <text:span text:style-name="T2">//Getters and Setters</text:span></text:p>
      <text:p text:style-name="P9">}</text:p>
      <text:p text:style-name="P3"> </text:p>
      <text:p text:style-name="P2">exemplo.jsp</text:p>
      <text:p text:style-name="P7"><text:span text:style-name="T13">&lt;%@ </text:span><text:span text:style-name="T15">page </text:span><text:span text:style-name="T17">language</text:span><text:span text:style-name="T9">=</text:span><text:span text:style-name="T20">"java" </text:span><text:span text:style-name="T17">contentType</text:span><text:span text:style-name="T9">=</text:span><text:span text:style-name="T20">"text/html; charset=ISO-8859-1"</text:span></text:p>
      <text:p text:style-name="P7"><text:span text:style-name="T18">    </text:span><text:span text:style-name="T16">pageEncoding</text:span><text:span text:style-name="T8">=</text:span><text:span text:style-name="T19">"ISO-8859-1"</text:span><text:span text:style-name="T12">%&gt;</text:span></text:p>
      <text:p text:style-name="P7"><text:span text:style-name="T12">&lt;%@ </text:span><text:span text:style-name="T14">taglib </text:span><text:span text:style-name="T16">prefix</text:span><text:span text:style-name="T8">=</text:span><text:span text:style-name="T19">"f"  </text:span><text:span text:style-name="T16">uri</text:span><text:span text:style-name="T8">=</text:span><text:span text:style-name="T19">"http://java.sun.com/jsf/core"</text:span><text:span text:style-name="T12">%&gt;</text:span></text:p>
      <text:p text:style-name="P7"><text:span text:style-name="T12">&lt;%@ </text:span><text:span text:style-name="T14">taglib </text:span><text:span text:style-name="T16">prefix</text:span><text:span text:style-name="T8">=</text:span><text:span text:style-name="T19">"h"  </text:span><text:span text:style-name="T16">uri</text:span><text:span text:style-name="T8">=</text:span><text:span text:style-name="T19">"http://java.sun.com/jsf/html"</text:span><text:span text:style-name="T12">%&gt;</text:span></text:p>
      <text:p text:style-name="P7"> </text:p>
      <text:p text:style-name="P7"><text:span text:style-name="T22">&lt;</text:span><text:span text:style-name="T15">html</text:span><text:span text:style-name="T22">&gt;</text:span></text:p>
      <text:p text:style-name="P7"><text:span text:style-name="T22">&lt;</text:span><text:span text:style-name="T15">head</text:span><text:span text:style-name="T22">&gt;</text:span></text:p>
      <text:p text:style-name="P7"><text:span text:style-name="T22">&lt;</text:span><text:span text:style-name="T15">meta </text:span><text:span text:style-name="T17">http-equiv</text:span><text:span text:style-name="T9">=</text:span><text:span text:style-name="T20">"Content-Type" </text:span><text:span text:style-name="T17">content</text:span><text:span text:style-name="T9">=</text:span><text:span text:style-name="T20">"text/html; charset=UTF-8"</text:span><text:span text:style-name="T22">&gt;</text:span></text:p>
      <text:p text:style-name="P7"><text:span text:style-name="T22">&lt;</text:span><text:span text:style-name="T15">title</text:span><text:span text:style-name="T22">&gt;</text:span><text:span text:style-name="T9">Insert title here</text:span><text:span text:style-name="T22">&lt;/</text:span><text:span text:style-name="T15">title</text:span><text:span text:style-name="T22">&gt;</text:span></text:p>
      <text:p text:style-name="P7"><text:span text:style-name="T22">&lt;/</text:span><text:span text:style-name="T15">head</text:span><text:span text:style-name="T22">&gt;</text:span></text:p>
      <text:p text:style-name="P7"><text:span text:style-name="T22">&lt;</text:span><text:span text:style-name="T15">body</text:span><text:span text:style-name="T22">&gt;</text:span></text:p>
      <text:p text:style-name="P7"><text:span text:style-name="T22">&lt;</text:span><text:span text:style-name="T15">f:view</text:span><text:span text:style-name="T22">&gt;</text:span></text:p>
      <text:p text:style-name="P7"><text:span text:style-name="T5">      </text:span><text:span text:style-name="T22">&lt;</text:span><text:span text:style-name="T15">h:form</text:span><text:span text:style-name="T22">&gt;</text:span></text:p>
      <text:p text:style-name="P7"><text:span text:style-name="T5">            </text:span><text:span text:style-name="T8">Parcela 1: </text:span><text:span text:style-name="T21">&lt;</text:span><text:span text:style-name="T14">h:inputText </text:span><text:span text:style-name="T16">value</text:span><text:span text:style-name="T8">=</text:span><text:span text:style-name="T3">"#{exemplo.numero1}"</text:span><text:span text:style-name="T8"> </text:span><text:span text:style-name="T21">/&gt;</text:span></text:p>
      <text:p text:style-name="P7"><text:span text:style-name="T5">            </text:span><text:span text:style-name="T8">Parcela 2: </text:span><text:span text:style-name="T21">&lt;</text:span><text:span text:style-name="T14">h:inputText </text:span><text:span text:style-name="T16">value</text:span><text:span text:style-name="T8">=</text:span><text:span text:style-name="T3">"#{exemplo.numero2}"</text:span><text:span text:style-name="T8"> </text:span><text:span text:style-name="T21">/&gt;</text:span></text:p>
      <text:p text:style-name="P8">            </text:p>
      <text:p text:style-name="P7"><text:span text:style-name="T5">            </text:span><text:span text:style-name="T22">&lt;</text:span><text:span text:style-name="T15">h:commandButton </text:span><text:span text:style-name="T17">actionListener</text:span><text:span text:style-name="T9">=</text:span><text:span text:style-name="T4">"#{exemplo.somar}"</text:span><text:span text:style-name="T9"> </text:span><text:span text:style-name="T17">value</text:span><text:span text:style-name="T9">=</text:span><text:span text:style-name="T20">"Somar" </text:span><text:span text:style-name="T22">/&gt;</text:span></text:p>
      <text:p text:style-name="P8">            </text:p>
      <text:p text:style-name="P7"><text:span text:style-name="T5">            </text:span><text:span text:style-name="T8">Soma: </text:span><text:span text:style-name="T21">&lt;</text:span><text:span text:style-name="T14">h:inputText </text:span><text:span text:style-name="T16">value</text:span><text:span text:style-name="T8">=</text:span><text:span text:style-name="T3">"#{exemplo.soma}"</text:span><text:span text:style-name="T8"> </text:span><text:span text:style-name="T21">/&gt;</text:span></text:p>
      <text:p text:style-name="P8">            </text:p>
      <text:p text:style-name="P7"><text:span text:style-name="T5">      </text:span><text:span text:style-name="T21">&lt;/</text:span><text:span text:style-name="T14">h:form</text:span><text:span text:style-name="T21">&gt;</text:span></text:p>
      <text:p text:style-name="P7"><text:span text:style-name="T21">&lt;/</text:span><text:span text:style-name="T14">f:view</text:span><text:span text:style-name="T21">&gt;</text:span></text:p>
      <text:p text:style-name="P7"><text:span text:style-name="T21">&lt;/</text:span><text:span text:style-name="T14">body</text:span><text:span text:style-name="T21">&gt;</text:span></text:p>
      <text:p text:style-name="P10"><text:span text:style-name="T21">&lt;/</text:span><text:span text:style-name="T14">html</text:span><text:span text:style-name="T21">&gt;</text:span></text:p>
      <text:p text:style-name="P4">web.xml</text:p>
      <text:p text:style-name="P7"><text:span text:style-name="T22">&lt;?</text:span><text:span text:style-name="T15">xml </text:span><text:span text:style-name="T17">version</text:span><text:span text:style-name="T9">=</text:span><text:span text:style-name="T20">"1.0" </text:span><text:span text:style-name="T17">encoding</text:span><text:span text:style-name="T9">=</text:span><text:span text:style-name="T20">"UTF-8"</text:span><text:span text:style-name="T22">?&gt;</text:span></text:p>
      <text:p text:style-name="P7"><text:span text:style-name="T22">&lt;</text:span><text:span text:style-name="T15">web-app </text:span><text:span text:style-name="T17">xmlns:xsi</text:span><text:span text:style-name="T9">=</text:span><text:span text:style-name="T20">"http://www.w3.org/2001/XMLSchema-instance" </text:span><text:span text:style-name="T17">xmlns</text:span><text:span text:style-name="T9">=</text:span><text:span text:style-name="T20">"http://java.sun.com/xml/ns/javaee" </text:span><text:span text:style-name="T17">xmlns:web</text:span><text:span text:style-name="T9">=</text:span><text:span text:style-name="T20">"http://java.sun.com/xml/ns/javaee/web-app_2_5.xsd" </text:span><text:span text:style-name="T17">xsi:schemaLocation</text:span><text:span text:style-name="T9">=</text:span><text:span text:style-name="T20">"http://java.sun.com/xml/ns/javaee http://java.sun.com/xml/ns/javaee/web-app_2_5.xsd" </text:span><text:span text:style-name="T17">id</text:span><text:span text:style-name="T9">=</text:span><text:span text:style-name="T20">"WebApp_ID" </text:span><text:span text:style-name="T17">version</text:span><text:span text:style-name="T9">=</text:span><text:span text:style-name="T20">"2.5"</text:span><text:span text:style-name="T22">&gt;</text:span></text:p>
      <text:p text:style-name="P7"><text:span text:style-name="T5">  </text:span><text:span text:style-name="T22">&lt;</text:span><text:span text:style-name="T15">display-name</text:span><text:span text:style-name="T22">&gt;</text:span><text:span text:style-name="T9">intro</text:span><text:span text:style-name="T22">&lt;/</text:span><text:span text:style-name="T15">display-name</text:span><text:span text:style-name="T22">&gt;</text:span></text:p>
      <text:p text:style-name="P7"><text:span text:style-name="T5">  </text:span><text:span text:style-name="T22">&lt;</text:span><text:span text:style-name="T15">welcome-file-list</text:span><text:span text:style-name="T22">&gt;</text:span></text:p>
      <text:p text:style-name="P7"><text:span text:style-name="T5">    </text:span><text:span text:style-name="T22">&lt;</text:span><text:span text:style-name="T15">welcome-file</text:span><text:span text:style-name="T22">&gt;</text:span><text:span text:style-name="T9">index.html</text:span><text:span text:style-name="T22">&lt;/</text:span><text:span text:style-name="T15">welcome-file</text:span><text:span text:style-name="T22">&gt;</text:span></text:p>
      <text:p text:style-name="P7"><text:soft-page-break/><text:span text:style-name="T5">    </text:span><text:span text:style-name="T22">&lt;</text:span><text:span text:style-name="T15">welcome-file</text:span><text:span text:style-name="T22">&gt;</text:span><text:span text:style-name="T9">index.htm</text:span><text:span text:style-name="T22">&lt;/</text:span><text:span text:style-name="T15">welcome-file</text:span><text:span text:style-name="T22">&gt;</text:span></text:p>
      <text:p text:style-name="P7"><text:span text:style-name="T5">    </text:span><text:span text:style-name="T22">&lt;</text:span><text:span text:style-name="T15">welcome-file</text:span><text:span text:style-name="T22">&gt;</text:span><text:span text:style-name="T9">index.jsp</text:span><text:span text:style-name="T22">&lt;/</text:span><text:span text:style-name="T15">welcome-file</text:span><text:span text:style-name="T22">&gt;</text:span></text:p>
      <text:p text:style-name="P7"><text:span text:style-name="T5">    </text:span><text:span text:style-name="T22">&lt;</text:span><text:span text:style-name="T15">welcome-file</text:span><text:span text:style-name="T22">&gt;</text:span><text:span text:style-name="T9">default.html</text:span><text:span text:style-name="T22">&lt;/</text:span><text:span text:style-name="T15">welcome-file</text:span><text:span text:style-name="T22">&gt;</text:span></text:p>
      <text:p text:style-name="P7"><text:span text:style-name="T5">    </text:span><text:span text:style-name="T22">&lt;</text:span><text:span text:style-name="T15">welcome-file</text:span><text:span text:style-name="T22">&gt;</text:span><text:span text:style-name="T9">default.htm</text:span><text:span text:style-name="T22">&lt;/</text:span><text:span text:style-name="T15">welcome-file</text:span><text:span text:style-name="T22">&gt;</text:span></text:p>
      <text:p text:style-name="P7"><text:span text:style-name="T5">    </text:span><text:span text:style-name="T22">&lt;</text:span><text:span text:style-name="T15">welcome-file</text:span><text:span text:style-name="T22">&gt;</text:span><text:span text:style-name="T9">default.jsp</text:span><text:span text:style-name="T22">&lt;/</text:span><text:span text:style-name="T15">welcome-file</text:span><text:span text:style-name="T22">&gt;</text:span></text:p>
      <text:p text:style-name="P7"><text:span text:style-name="T5">  </text:span><text:span text:style-name="T22">&lt;/</text:span><text:span text:style-name="T15">welcome-file-list</text:span><text:span text:style-name="T22">&gt;</text:span></text:p>
      <text:p text:style-name="P7"><text:span text:style-name="T5">  </text:span><text:span text:style-name="T22">&lt;</text:span><text:span text:style-name="T15">servlet</text:span><text:span text:style-name="T22">&gt;</text:span></text:p>
      <text:p text:style-name="P7"><text:span text:style-name="T5">    </text:span><text:span text:style-name="T22">&lt;</text:span><text:span text:style-name="T15">servlet-name</text:span><text:span text:style-name="T22">&gt;</text:span><text:span text:style-name="T9">Faces Servlet</text:span><text:span text:style-name="T22">&lt;/</text:span><text:span text:style-name="T15">servlet-name</text:span><text:span text:style-name="T22">&gt;</text:span></text:p>
      <text:p text:style-name="P7"><text:span text:style-name="T5">    </text:span><text:span text:style-name="T22">&lt;</text:span><text:span text:style-name="T15">servlet-class</text:span><text:span text:style-name="T22">&gt;</text:span><text:span text:style-name="T9">javax.faces.webapp.FacesServlet</text:span><text:span text:style-name="T22">&lt;/</text:span><text:span text:style-name="T15">servlet-class</text:span><text:span text:style-name="T22">&gt;</text:span></text:p>
      <text:p text:style-name="P7"><text:span text:style-name="T5">    </text:span><text:span text:style-name="T22">&lt;</text:span><text:span text:style-name="T15">load-on-startup</text:span><text:span text:style-name="T22">&gt;</text:span><text:span text:style-name="T9">1</text:span><text:span text:style-name="T22">&lt;/</text:span><text:span text:style-name="T15">load-on-startup</text:span><text:span text:style-name="T22">&gt;</text:span></text:p>
      <text:p text:style-name="P7"><text:span text:style-name="T5">  </text:span><text:span text:style-name="T22">&lt;/</text:span><text:span text:style-name="T15">servlet</text:span><text:span text:style-name="T22">&gt;</text:span></text:p>
      <text:p text:style-name="P7"><text:span text:style-name="T5">  </text:span><text:span text:style-name="T22">&lt;</text:span><text:span text:style-name="T15">servlet-mapping</text:span><text:span text:style-name="T22">&gt;</text:span></text:p>
      <text:p text:style-name="P7"><text:span text:style-name="T5">    </text:span><text:span text:style-name="T22">&lt;</text:span><text:span text:style-name="T15">servlet-name</text:span><text:span text:style-name="T22">&gt;</text:span><text:span text:style-name="T9">Faces Servlet</text:span><text:span text:style-name="T22">&lt;/</text:span><text:span text:style-name="T15">servlet-name</text:span><text:span text:style-name="T22">&gt;</text:span></text:p>
      <text:p text:style-name="P7"><text:span text:style-name="T5">    </text:span><text:span text:style-name="T22">&lt;</text:span><text:span text:style-name="T15">url-pattern</text:span><text:span text:style-name="T22">&gt;</text:span><text:span text:style-name="T9">*.faces</text:span><text:span text:style-name="T22">&lt;/</text:span><text:span text:style-name="T15">url-pattern</text:span><text:span text:style-name="T22">&gt;</text:span></text:p>
      <text:p text:style-name="P7"><text:span text:style-name="T5">  </text:span><text:span text:style-name="T21">&lt;/</text:span><text:span text:style-name="T14">servlet-mapping</text:span><text:span text:style-name="T21">&gt;</text:span></text:p>
      <text:p text:style-name="P10"><text:span text:style-name="T22">&lt;/</text:span><text:span text:style-name="T15">web-app</text:span><text:span text:style-name="T22">&gt;</text:span></text:p>
      <text:p text:style-name="P5"> </text:p>
      <text:p text:style-name="P6">Faces-config.xml</text:p>
      <text:p text:style-name="P7"><text:span text:style-name="T22">&lt;?</text:span><text:span text:style-name="T15">xml </text:span><text:span text:style-name="T17">version</text:span><text:span text:style-name="T9">=</text:span><text:span text:style-name="T20">"1.0" </text:span><text:span text:style-name="T17">encoding</text:span><text:span text:style-name="T9">=</text:span><text:span text:style-name="T20">"UTF-8"</text:span><text:span text:style-name="T22">?&gt;</text:span></text:p>
      <text:p text:style-name="P7"><text:span text:style-name="T22">&lt;</text:span><text:span text:style-name="T15">faces-config </text:span><text:span text:style-name="T17">version</text:span><text:span text:style-name="T9">=</text:span><text:span text:style-name="T20">"1.2" </text:span><text:span text:style-name="T17">xmlns</text:span><text:span text:style-name="T9">=</text:span><text:span text:style-name="T20">"http://java.sun.com/xml/ns/javaee"</text:span></text:p>
      <text:p text:style-name="P7"><text:span text:style-name="T18"> </text:span><text:span text:style-name="T17">xmlns:xi</text:span><text:span text:style-name="T9">=</text:span><text:span text:style-name="T20">"http://www.w3.org/2001/XInclude"</text:span></text:p>
      <text:p text:style-name="P7"><text:span text:style-name="T18"> </text:span><text:span text:style-name="T17">xmlns:xsi</text:span><text:span text:style-name="T9">=</text:span><text:span text:style-name="T20">"http://www.w3.org/2001/XMLSchema-instance" </text:span><text:span text:style-name="T17">xsi:schemaLocation</text:span><text:span text:style-name="T9">=</text:span><text:span text:style-name="T20">"http://java.sun.com/xml/ns/javaee http://java.sun.com/xml/ns/javaee/web-facesconfig_1_2.xsd"</text:span><text:span text:style-name="T22">&gt;</text:span></text:p>
      <text:p text:style-name="P7"><text:span text:style-name="T5"> </text:span><text:span text:style-name="T22">&lt;</text:span><text:span text:style-name="T15">managed-bean</text:span><text:span text:style-name="T22">&gt;</text:span></text:p>
      <text:p text:style-name="P7"><text:span text:style-name="T5">  </text:span><text:span text:style-name="T22">&lt;</text:span><text:span text:style-name="T15">managed-bean-name</text:span><text:span text:style-name="T22">&gt;</text:span><text:span text:style-name="T9">exemplo</text:span><text:span text:style-name="T22">&lt;/</text:span><text:span text:style-name="T15">managed-bean-name</text:span><text:span text:style-name="T22">&gt;</text:span></text:p>
      <text:p text:style-name="P7"><text:span text:style-name="T5">  </text:span><text:span text:style-name="T22">&lt;</text:span><text:span text:style-name="T15">managed-bean-class</text:span><text:span text:style-name="T22">&gt;</text:span><text:span text:style-name="T9">aulajsf.Exemplo</text:span><text:span text:style-name="T22">&lt;/</text:span><text:span text:style-name="T15">managed-bean-class</text:span><text:span text:style-name="T22">&gt;</text:span></text:p>
      <text:p text:style-name="P7"><text:span text:style-name="T5">  </text:span><text:span text:style-name="T22">&lt;</text:span><text:span text:style-name="T15">managed-bean-scope</text:span><text:span text:style-name="T22">&gt;</text:span><text:span text:style-name="T9">session</text:span><text:span text:style-name="T22">&lt;/</text:span><text:span text:style-name="T15">managed-bean-scope</text:span><text:span text:style-name="T22">&gt;</text:span></text:p>
      <text:p text:style-name="P7"><text:span text:style-name="T5"> </text:span><text:span text:style-name="T21">&lt;/</text:span><text:span text:style-name="T14">managed-bean</text:span><text:span text:style-name="T21">&gt;</text:span></text:p>
      <text:p text:style-name="P7"><text:span text:style-name="T21">&lt;/</text:span><text:span text:style-name="T14">faces-config</text:span><text:span text:style-name="T2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creation-date>2008-11-02T08:48:11</meta:creation-date>
    <dc:date>2008-11-02T08:49:24</dc:date>
    <meta:editing-cycles>1</meta:editing-cycles>
    <meta:editing-duration>PT1M19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2" meta:paragraph-count="73" meta:word-count="327" meta:character-count="2529"/>
  </office:meta>
</office:document-meta>
</file>